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text:a xlink:type="simple" xlink:href="https://search.worldcat.org/fr/search?q=su%3Aالقصص%20الإنجليزية%20الخيالية%20قرن%2018%20ترجمات%20إلى%20العربية" text:style-name="Internet_20_link" text:visited-style-name="Visited_20_Internet_20_Link"><text:span text:style-name="T3">القصص الإنجليزية الخيالية قرن 18 ترجمات إلى العربي</text:span></text:a></text:p>
      <text:p text:style-name="Standard"><text:span text:style-name="T3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22:41.340000000</dc:date>
    <meta:editing-duration>PT1M19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8" meta:character-count="50" meta:non-whitespace-character-count="43"/>
  </office:meta>
</office:document-meta>
</file>